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bottom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cm"/>
    </style:style>
    <style:style style:name="gr1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85cm"/>
    </style:style>
    <style:style style:name="gr17" style:family="graphic">
      <style:graphic-properties style:protect="size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rect draw:style-name="gr1" draw:text-style-name="P2" draw:layer="layout" svg:width="16.4cm" svg:height="6.4cm" svg:x="6.4cm" svg:y="3.6cm">
          <text:p text:style-name="P1"><text:span text:style-name="T1">raspberry-pi</text:span></text:p>
        </draw:rect>
        <draw:rect draw:style-name="gr1" draw:text-style-name="P3" draw:layer="layout" svg:width="16.4cm" svg:height="5.8cm" svg:x="6.4cm" svg:y="12.4cm">
          <text:p text:style-name="P3">radioberry</text:p>
        </draw:rect>
        <draw:rect draw:style-name="gr2" draw:text-style-name="P4" draw:layer="layout" svg:width="8cm" svg:height="3.4cm" svg:x="10.2cm" svg:y="5cm">
          <text:p text:style-name="P4">pihpsdr</text:p>
        </draw:rect>
        <draw:rect draw:style-name="gr3" draw:text-style-name="P5" draw:layer="layout" svg:width="4.4cm" svg:height="2cm" svg:x="12cm" svg:y="6cm">
          <text:p text:style-name="P5">Iambic.c</text:p>
        </draw:rect>
        <draw:rect draw:style-name="gr3" draw:text-style-name="P5" draw:layer="layout" svg:width="4.4cm" svg:height="2cm" svg:x="11.8cm" svg:y="14.2cm">
          <text:p text:style-name="P5">Iambic.v</text:p>
        </draw:rect>
        <draw:rect draw:style-name="gr3" draw:text-style-name="P5" draw:layer="layout" svg:width="3.999cm" svg:height="2cm" svg:x="16.8cm" svg:y="14.2cm">
          <text:p text:style-name="P5">profile-cw</text:p>
        </draw:rect>
        <draw:rect draw:style-name="gr4" draw:text-style-name="P5" draw:layer="layout" svg:width="2.6cm" svg:height="1.8cm" svg:x="22.2cm" svg:y="14.4cm">
          <text:p/>
        </draw:rect>
        <draw:rect draw:style-name="gr4" draw:text-style-name="P5" draw:layer="layout" svg:width="0.6cm" svg:height="0.6cm" svg:x="23.8cm" svg:y="16.2cm">
          <text:p/>
        </draw:rect>
        <draw:rect draw:style-name="gr4" draw:text-style-name="P5" draw:layer="layout" svg:width="0.6cm" svg:height="0.6cm" svg:x="23.8cm" svg:y="13.8cm">
          <text:p/>
        </draw:rect>
        <draw:frame draw:style-name="gr5" draw:layer="layout" svg:width="2.322cm" svg:height="0.963cm" svg:x="25.2cm" svg:y="14.8cm">
          <draw:text-box>
            <text:p>cw-RF</text:p>
          </draw:text-box>
        </draw:frame>
        <draw:rect draw:style-name="gr4" draw:text-style-name="P5" draw:layer="layout" svg:width="4.8cm" svg:height="0.6cm" svg:x="12cm" svg:y="17.4cm">
          <text:p/>
        </draw:rect>
        <draw:rect draw:style-name="gr4" draw:text-style-name="P5" draw:layer="layout" svg:width="5.6cm" svg:height="1.6cm" svg:x="10.6cm" svg:y="19cm">
          <text:p/>
        </draw:rect>
        <draw:frame draw:style-name="gr5" draw:layer="layout" svg:width="1.488cm" svg:height="0.963cm" svg:x="11.4cm" svg:y="19.4cm">
          <draw:text-box>
            <text:p>Dot</text:p>
          </draw:text-box>
        </draw:frame>
        <draw:frame draw:style-name="gr6" draw:layer="layout" svg:width="1.979cm" svg:height="1.363cm" svg:x="13.4cm" svg:y="19.4cm">
          <draw:text-box>
            <text:p>Dash</text:p>
          </draw:text-box>
        </draw:frame>
        <draw:frame draw:style-name="gr7" draw:layer="layout" svg:width="1.171cm" svg:height="1.563cm" svg:x="9.8cm" svg:y="17cm">
          <draw:text-box>
            <text:p>J2</text:p>
          </draw:text-box>
        </draw:frame>
        <draw:rect draw:style-name="gr4" draw:text-style-name="P5" draw:layer="layout" svg:width="7.8cm" svg:height="1.2cm" svg:x="11.4cm" svg:y="8.8cm">
          <text:p/>
        </draw:rect>
        <draw:rect draw:style-name="gr4" draw:text-style-name="P5" draw:layer="layout" svg:width="7.8cm" svg:height="1.2cm" svg:x="11.6cm" svg:y="12.4cm">
          <text:p/>
        </draw:rect>
        <draw:frame draw:style-name="gr8" draw:layer="layout" svg:width="2.494cm" svg:height="0.963cm" svg:x="9.4cm" svg:y="9.2cm">
          <draw:text-box>
            <text:p>GPIO</text:p>
          </draw:text-box>
        </draw:frame>
        <draw:rect draw:style-name="gr4" draw:text-style-name="P5" draw:layer="layout" svg:width="7.8cm" svg:height="1.2cm" svg:x="11.4cm" svg:y="8.8cm">
          <text:p/>
        </draw:rect>
        <draw:frame draw:style-name="gr9" draw:layer="layout" svg:width="2.094cm" svg:height="1.163cm" svg:x="9.4cm" svg:y="12.8cm">
          <draw:text-box>
            <text:p>GPIO</text:p>
          </draw:text-box>
        </draw:frame>
        <draw:line draw:style-name="gr10" draw:text-style-name="P5" draw:layer="layout" svg:x1="12.2cm" svg:y1="12.4cm" svg:x2="12.2cm" svg:y2="10cm">
          <text:p/>
        </draw:line>
        <draw:line draw:style-name="gr10" draw:text-style-name="P5" draw:layer="layout" svg:x1="13.2cm" svg:y1="12.4cm" svg:x2="13.2cm" svg:y2="10cm">
          <text:p/>
        </draw:line>
        <draw:line draw:style-name="gr10" draw:text-style-name="P5" draw:layer="layout" svg:x1="16.6cm" svg:y1="12.4cm" svg:x2="16.6cm" svg:y2="10cm">
          <text:p/>
        </draw:line>
        <draw:line draw:style-name="gr10" draw:text-style-name="P5" draw:layer="layout" svg:x1="18.2cm" svg:y1="10cm" svg:x2="18.2cm" svg:y2="12.4cm">
          <text:p/>
        </draw:line>
        <draw:frame draw:style-name="gr9" draw:layer="layout" svg:width="2.2cm" svg:height="1.163cm" svg:x="10.8cm" svg:y="11.2cm">
          <draw:text-box>
            <text:p>Dot</text:p>
          </draw:text-box>
        </draw:frame>
        <draw:frame draw:style-name="gr8" draw:layer="layout" svg:width="2.979cm" svg:height="0.963cm" svg:x="12.6cm" svg:y="11.2cm">
          <draw:text-box>
            <text:p>Dash</text:p>
          </draw:text-box>
        </draw:frame>
        <draw:frame draw:style-name="gr5" draw:text-style-name="P6" draw:layer="layout" svg:width="2.415cm" svg:height="0.801cm" svg:x="15.6cm" svg:y="11cm">
          <draw:text-box>
            <text:p><text:span text:style-name="T2">CW-PTT</text:span></text:p>
          </draw:text-box>
        </draw:frame>
        <draw:frame draw:style-name="gr11" draw:layer="layout" svg:width="1.713cm" svg:height="0.801cm" svg:x="17.487cm" svg:y="10.4cm">
          <draw:text-box>
            <text:p><text:span text:style-name="T2">PTT</text:span></text:p>
          </draw:text-box>
        </draw:frame>
        <draw:rect draw:style-name="gr4" draw:text-style-name="P5" draw:layer="layout" svg:width="5cm" svg:height="8cm" svg:x="2.8cm" svg:y="4cm">
          <text:p/>
        </draw:rect>
        <draw:frame draw:style-name="gr5" draw:layer="layout" svg:width="3.343cm" svg:height="0.963cm" svg:x="3.057cm" svg:y="4.237cm">
          <draw:text-box>
            <text:p>CW-Menu</text:p>
          </draw:text-box>
        </draw:frame>
        <draw:rect draw:style-name="gr4" draw:text-style-name="P5" draw:layer="layout" svg:width="3.8cm" svg:height="3.8cm" svg:x="3cm" svg:y="5.6cm">
          <text:p/>
        </draw:rect>
        <draw:frame draw:style-name="gr5" draw:text-style-name="P6" draw:layer="layout" svg:width="2.915cm" svg:height="0.801cm" svg:x="2.866cm" svg:y="5.6cm">
          <draw:text-box>
            <text:p><text:span text:style-name="T2">CW-Speed</text:span></text:p>
          </draw:text-box>
        </draw:frame>
        <draw:frame draw:style-name="gr5" draw:text-style-name="P6" draw:layer="layout" svg:width="4.134cm" svg:height="0.801cm" svg:x="2.866cm" svg:y="6.599cm">
          <draw:text-box>
            <text:p><text:span text:style-name="T2">CW-Keyer-setup</text:span></text:p>
          </draw:text-box>
        </draw:frame>
        <draw:frame draw:style-name="gr5" draw:text-style-name="P6" draw:layer="layout" svg:width="3.859cm" svg:height="0.801cm" svg:x="3.017cm" svg:y="7.447cm">
          <draw:text-box>
            <text:p><text:span text:style-name="T2">Keyer-reversed</text:span></text:p>
          </draw:text-box>
        </draw:frame>
        <draw:frame draw:style-name="gr5" draw:text-style-name="P6" draw:layer="layout" svg:width="3.355cm" svg:height="0.801cm" svg:x="3.017cm" svg:y="8.399cm">
          <draw:text-box>
            <text:p><text:span text:style-name="T2">Keyer-weight</text:span></text:p>
          </draw:text-box>
        </draw:frame>
        <draw:rect draw:style-name="gr4" draw:text-style-name="P5" draw:layer="layout" svg:width="0.4cm" svg:height="1.4cm" svg:x="23.8cm" svg:y="5.8cm">
          <text:p/>
        </draw:rect>
        <draw:custom-shape draw:style-name="gr12" draw:text-style-name="P5" draw:layer="layout" svg:width="1.219cm" svg:height="1.043cm" draw:transform="rotate (-1.5372860051575) translate (25.242cm 5.946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37.101811367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4" draw:text-style-name="P5" draw:layer="layout" svg:width="3.876cm" svg:height="2cm" svg:x="3cm" svg:y="9.6cm">
          <text:p/>
        </draw:rect>
        <draw:frame draw:style-name="gr13" draw:text-style-name="P6" draw:layer="layout" svg:width="4.4cm" svg:height="0.801cm" svg:x="3cm" svg:y="10.2cm">
          <draw:text-box>
            <text:p text:style-name="P6"><text:span text:style-name="T2">Siderone-freq</text:span></text:p>
          </draw:text-box>
        </draw:frame>
        <draw:frame draw:style-name="gr14" draw:text-style-name="P8" draw:layer="layout" svg:width="4.4cm" svg:height="1cm" svg:x="3cm" svg:y="9.6cm">
          <draw:text-box>
            <text:p text:style-name="P7"><text:span text:style-name="T3">Sidetone-level</text:span></text:p>
          </draw:text-box>
        </draw:frame>
        <draw:line draw:style-name="gr10" draw:text-style-name="P5" draw:layer="layout" svg:x1="6.8cm" svg:y1="6.599cm" svg:x2="12cm" svg:y2="6.6cm">
          <text:p/>
        </draw:line>
        <draw:line draw:style-name="gr10" draw:text-style-name="P5" draw:layer="layout" svg:x1="6.876cm" svg:y1="7.447cm" svg:x2="11.8cm" svg:y2="14.2cm">
          <text:p/>
        </draw:line>
        <draw:frame draw:style-name="gr15" draw:text-style-name="P6" draw:layer="layout" svg:width="2.288cm" svg:height="0.801cm" svg:x="3cm" svg:y="11.001cm">
          <draw:text-box>
            <text:p text:style-name="P6"><text:span text:style-name="T2">break-in</text:span></text:p>
          </draw:text-box>
        </draw:frame>
        <draw:frame draw:style-name="gr11" draw:layer="layout" svg:width="2.894cm" svg:height="0.963cm" svg:x="19.6cm" svg:y="5.4cm">
          <draw:text-box>
            <text:p>sidetone</text:p>
          </draw:text-box>
        </draw:frame>
        <draw:line draw:style-name="gr10" draw:text-style-name="P5" draw:layer="layout" svg:x1="16.4cm" svg:y1="6.4cm" svg:x2="23.8cm" svg:y2="6.4cm">
          <text:p/>
        </draw:line>
        <draw:frame draw:style-name="gr16" draw:text-style-name="P9" draw:layer="layout" svg:width="11cm" svg:height="1.835cm" svg:x="8.2cm" svg:y="1.2cm">
          <draw:text-box>
            <text:p text:style-name="P9"><text:span text:style-name="T4">Radioberry pihpsdr – CW-Setup</text:span></text:p>
          </draw:text-box>
        </draw:frame>
        <draw:line draw:style-name="gr10" draw:text-style-name="P5" draw:layer="layout" svg:x1="12.6cm" svg:y1="19cm" svg:x2="12.6cm" svg:y2="18cm">
          <text:p/>
        </draw:line>
        <draw:line draw:style-name="gr10" draw:text-style-name="P5" draw:layer="layout" svg:x1="13.6cm" svg:y1="19cm" svg:x2="13.6cm" svg:y2="18cm">
          <text:p/>
        </draw:line>
        <draw:line draw:style-name="gr10" draw:text-style-name="P5" draw:layer="layout" svg:x1="12.6cm" svg:y1="18.2cm" svg:x2="12.6cm" svg:y2="16.2cm">
          <text:p/>
        </draw:line>
        <draw:line draw:style-name="gr10" draw:text-style-name="P5" draw:layer="layout" svg:x1="13.6cm" svg:y1="18cm" svg:x2="13.6cm" svg:y2="16.2cm">
          <text:p/>
        </draw:line>
        <draw:line draw:style-name="gr10" draw:text-style-name="P5" draw:layer="layout" svg:x1="12.6cm" svg:y1="16.2cm" svg:x2="12.2cm" svg:y2="12.363cm">
          <text:p/>
        </draw:line>
        <draw:line draw:style-name="gr10" draw:text-style-name="P5" draw:layer="layout" svg:x1="13.6cm" svg:y1="16.2cm" svg:x2="13.2cm" svg:y2="12.4cm">
          <text:p/>
        </draw:line>
        <draw:line draw:style-name="gr10" draw:text-style-name="P5" draw:layer="layout" svg:x1="16.2cm" svg:y1="15.2cm" svg:x2="17cm" svg:y2="15.2cm">
          <text:p/>
        </draw:line>
        <draw:line draw:style-name="gr10" draw:text-style-name="P5" draw:layer="layout" svg:x1="20.799cm" svg:y1="15.4cm" svg:x2="22.6cm" svg:y2="15.4cm">
          <text:p/>
        </draw:line>
        <draw:line draw:style-name="gr10" draw:text-style-name="P5" draw:layer="layout" svg:x1="12.2cm" svg:y1="10cm" svg:x2="12.4cm" svg:y2="8cm">
          <text:p/>
        </draw:line>
        <draw:line draw:style-name="gr10" draw:text-style-name="P5" draw:layer="layout" svg:x1="13.2cm" svg:y1="10cm" svg:x2="13.4cm" svg:y2="8cm">
          <text:p/>
        </draw:line>
        <draw:frame draw:style-name="gr11" draw:layer="layout" svg:width="2.576cm" svg:height="0.963cm" svg:x="25.6cm" svg:y="20.2cm">
          <draw:text-box>
            <text:p>pa3gsb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18T13:01:37.79</meta:creation-date>
    <meta:editing-duration>PT47M29S</meta:editing-duration>
    <meta:editing-cycles>9</meta:editing-cycles>
    <dc:date>2017-11-18T13:49:01.77</dc:date>
    <meta:generator>OpenOffice/4.1.3$Win32 OpenOffice.org_project/413m1$Build-9783</meta:generator>
    <meta:document-statistic meta:object-count="80"/>
  </office:meta>
</office:document-meta>
</file>